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0pt" style:text-underline-style="none"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margin-left="0.63cm" fo:margin-right="0cm" fo:line-height="100%" fo:text-indent="-0.63cm" style:auto-text-indent="false"/>
      <style:text-properties fo:color="#000000" style:text-underline-style="none"/>
    </style:style>
    <style:style style:name="P5" style:family="paragraph" style:parent-style-name="List_20_Paragraph" style:list-style-name="WWNum1">
      <style:paragraph-properties fo:margin-left="1.259cm" fo:margin-right="0cm" fo:margin-top="0.212cm" fo:margin-bottom="0.353cm" fo:line-height="110%" fo:text-indent="-0.63cm" style:auto-text-indent="false"/>
    </style:style>
    <style:style style:name="P6" style:family="paragraph" style:parent-style-name="List_20_Paragraph" style:list-style-name="WWNum1">
      <style:paragraph-properties fo:margin-left="0.63cm" fo:margin-right="0cm" fo:margin-top="0.212cm" fo:margin-bottom="0.353cm" fo:line-height="110%" fo:text-indent="0cm" style:auto-text-indent="false"/>
      <style:text-properties fo:color="#000000"/>
    </style:style>
    <style:style style:name="P7" style:family="paragraph" style:parent-style-name="Heading_20_2">
      <style:text-properties fo:color="#000000"/>
    </style:style>
    <style:style style:name="P8" style:family="paragraph" style:parent-style-name="Heading_20_2">
      <style:paragraph-properties fo:margin-left="0.63cm" fo:margin-right="0cm" fo:line-height="100%" fo:text-indent="-0.63cm" style:auto-text-indent="false"/>
      <style:text-properties fo:color="#000000"/>
    </style:style>
    <style:style style:name="P9" style:family="paragraph" style:parent-style-name="Heading_20_2">
      <style:paragraph-properties fo:margin-left="0.63cm" fo:margin-right="0cm" fo:line-height="100%" fo:text-indent="-0.63cm" style:auto-text-indent="false"/>
      <style:text-properties fo:color="#000000" style:text-underline-style="none"/>
    </style:style>
    <style:style style:name="P10" style:family="paragraph" style:parent-style-name="No_20_Spacing">
      <style:paragraph-properties fo:margin-left="0cm" fo:margin-right="0cm" fo:margin-top="0.353cm" fo:margin-bottom="0.176cm" fo:line-height="100%" fo:text-indent="0cm" style:auto-text-indent="false"/>
      <style:text-properties fo:color="#000000" style:text-underline-style="solid" style:text-underline-width="auto" style:text-underline-color="font-color"/>
    </style:style>
    <style:style style:name="P11" style:family="paragraph" style:parent-style-name="No_20_Spacing" style:list-style-name="L1">
      <style:paragraph-properties fo:margin-left="0cm" fo:margin-right="0cm" fo:margin-top="0.353cm" fo:margin-bottom="0.176cm" fo:line-height="100%" fo:text-indent="0cm" style:auto-text-indent="false"/>
      <style:text-properties fo:color="#000000" style:text-underline-style="solid" style:text-underline-width="auto" style:text-underline-color="font-color"/>
    </style:style>
    <style:style style:name="P12" style:family="paragraph" style:parent-style-name="Text_20_body">
      <style:text-properties fo:color="#000000" style:text-underline-style="none"/>
    </style:style>
    <style:style style:name="P13" style:family="paragraph" style:parent-style-name="Text_20_body">
      <style:paragraph-properties fo:margin-left="0.63cm" fo:margin-right="0cm" fo:line-height="100%" fo:text-indent="-0.63cm" style:auto-text-indent="false"/>
      <style:text-properties fo:color="#000000" style:text-underline-style="none"/>
    </style:style>
    <style:style style:name="P14" style:family="paragraph" style:parent-style-name="Text_20_body">
      <style:paragraph-properties fo:margin-left="0.63cm" fo:margin-right="0cm" fo:line-height="100%" fo:text-align="start" style:justify-single-word="false" fo:text-indent="-0.63cm" style:auto-text-indent="false"/>
      <style:text-properties fo:color="#000000" style:text-underline-style="none"/>
    </style:style>
    <style:style style:name="P15" style:family="paragraph" style:parent-style-name="Text_20_body">
      <style:paragraph-properties fo:margin-left="0.63cm" fo:margin-right="0cm" fo:line-height="100%" fo:text-indent="-0.63cm" style:auto-text-indent="false"/>
      <style:text-properties fo:color="#000000"/>
    </style:style>
    <style:style style:name="P16" style:family="paragraph" style:parent-style-name="Text_20_body">
      <style:paragraph-properties fo:margin-left="0.63cm" fo:margin-right="0cm" fo:line-height="100%" fo:text-indent="-0.63cm" style:auto-text-indent="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Text_20_body">
      <style:paragraph-properties fo:margin-left="0cm" fo:margin-right="0cm" fo:line-height="100%" fo:text-indent="0cm" style:auto-text-indent="false"/>
      <style:text-properties fo:color="#000000"/>
    </style:style>
    <style:style style:name="T1" style:family="text">
      <style:text-properties fo:color="#262626"/>
    </style:style>
    <style:style style:name="T2" style:family="text">
      <style:text-properties fo:color="#262626" style:text-underline-style="solid" style:text-underline-width="auto" style:text-underline-color="font-color"/>
    </style:style>
    <style:style style:name="T3" style:family="text">
      <style:text-properties fo:color="#262626" style:text-underline-style="none"/>
    </style:style>
    <style:style style:name="T4" style:family="text">
      <style:text-properties style:text-underline-style="solid" style:text-underline-width="auto" style:text-underline-color="font-color"/>
    </style:style>
    <style:style style:name="T5" style:family="text">
      <style:text-properties fo:font-size="14pt" fo:font-weight="bold" style:font-size-asian="14pt" style:font-weight-asian="bold"/>
    </style:style>
    <style:style style:name="T6" style:family="text">
      <style:text-properties style:text-underline-style="none"/>
    </style:style>
    <style:style style:name="T7" style:family="text">
      <style:text-properties fo:color="#000000"/>
    </style:style>
    <style:style style:name="T8" style:family="text">
      <style:text-properties fo:color="#000000" style:text-underline-style="none"/>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ncher-Gillet Clément</text:p>
      <text:p text:style-name="P1">Chevreuil Clément</text:p>
      <text:p text:style-name="P1"/>
      <text:p text:style-name="P2">Cahier des Charges du site internet "Veille Techno VR"</text:p>
      <text:p text:style-name="P2"/>
      <text:p text:style-name="P2"/>
      <text:p text:style-name="P3">1 - Présentation globale du projet :</text:p>
      <text:p text:style-name="P3"/>
      <text:h text:style-name="P7" text:outline-level="2"><text:span text:style-name="T4">Présentation des auteurs du site :</text:span></text:h>
      <text:p text:style-name="P12"><text:tab/>Nous sommes deux élèves en première année de BTS SIO au lycée Sainte Marguerite à <text:tab/>Chambray-Lès-Tours. Nous réalisons ce site internet dans le cadre de notre premier projet <text:tab/>encadré du premier semestre. Ce site portera sur une technologie actuelle : La Réalité <text:tab/>Virtuelle.</text:p>
      <text:h text:style-name="P8" text:outline-level="2"><text:span text:style-name="T4">Les objectifs du site internet :</text:span></text:h>
      <text:p text:style-name="P14"><text:tab/>Ce site visera à informer les visiteurs de tout ce qu'il faut savoir sur la réalité virtuelle, d'où cela provient, comment cela fonctione, où cela est utilisé, les nouveautés. Ce site n'a aucun but lucratif étant donné que c'est un projet scolaire, il ne cherche donc à promouvoir aucun produit ou autre.</text:p>
      <text:h text:style-name="P8" text:outline-level="2"><text:span text:style-name="T4">La public visé par le site :</text:span></text:h>
      <text:p text:style-name="P15"><text:span text:style-name="T6"/></text:p>
      <text:p text:style-name="P15"><text:span text:style-name="T6"><text:tab/>Le public que nous visons est un public passioné par la technologie, donc cela peut toucher tous les âges. Le vocabulaire utilisé sera adapté pour tous les types de personne, proches ou non de la technologie. Cela pourrait également certaines entreprises à se renseigner sur la VR.</text:span></text:p>
      <text:h text:style-name="P8" text:outline-level="2"><text:span text:style-name="T4">Périmètre du site :</text:span></text:h>
      <text:p text:style-name="P15"><text:span text:style-name="T4"/></text:p>
      <text:p text:style-name="P13"><text:tab/>Le contenu du site sera rédigé en Français. Aucune traduction dans une autre langue sera effectuée, cependant, vous pourrez utiliser la traduction proposée par Google, le résultat n'est pas garanti mais cela devrait être compréhensible pour la plupart du contenu. Le site sera adapté pour les mobiles, ainsi que les différents navigateurs de recherche, (Internet Explorer, Mozilla Firefox, Google Chrome, Opera, Microsoft Edge...)</text:p>
      <text:p text:style-name="P13"/>
      <text:h text:style-name="P8" text:outline-level="2"><text:span text:style-name="T4">Description du site :</text:span></text:h>
      <text:p text:style-name="P13"><text:tab/></text:p>
      <text:p text:style-name="P13"><text:tab/>Le site aura le droit au total à 4 versions différentes, la 4ème étant la version finale. La version 1 est actuellement disponible sur notre Github, les logos, ainsi que les éléments graphiques, ainsi que les textes seront entièrement réalisés par nous même. Le site ne sera pas hébergé étant donné qu'il s'agit d'un projet scolaire.</text:p>
      <text:p text:style-name="P13"/>
      <text:p text:style-name="P13"/>
      <text:p text:style-name="P13"><text:soft-page-break/></text:p>
      <text:p text:style-name="P13"/>
      <text:p text:style-name="P13"/>
      <text:p text:style-name="P16">2 - Description graphique du site :</text:p>
      <text:p text:style-name="P16"/>
      <text:h text:style-name="P8" text:outline-level="2"><text:span text:style-name="T4">Charte graphique :</text:span></text:h>
      <text:p text:style-name="P13"><text:tab/></text:p>
      <text:p text:style-name="P13"><text:tab/>Les couleurs dominantes utilisées pour le site seront plutôt ternes, afin que cela soit adapté pour tout le monde, et que cela fasse professionnel. Il sera de même pour la ou les polices d'écriture, des polices plutôt basiques, pour des raisons similaires.</text:p>
      <text:p text:style-name="P13"/>
      <text:h text:style-name="P8" text:outline-level="2"><text:span text:style-name="T4">Design :</text:span></text:h>
      <text:p text:style-name="P4"><text:tab/></text:p>
      <text:p text:style-name="P4"><text:tab/>Comme nous venons tout juste de dire précédemment, la charte graphique sera extrêmement simpliste, il sera donc de même pour le design. Il n'y aura rien de surprenant, mais le site sera tout de même agréable à visiter.</text:p>
      <text:p text:style-name="P4"/>
      <text:h text:style-name="P9" text:outline-level="2"><text:span text:style-name="T4">Maquettes :</text:span></text:h>
      <text:p text:style-name="P13"><text:tab/></text:p>
      <text:p text:style-name="P13"><text:tab/>Nous avons effectué une maquette très simple sur papier qui a été validé par notre Chef de Projet.</text:p>
      <text:p text:style-name="P13"/>
      <text:list xml:id="list8484871278452403256" text:style-name="L1">
        <text:list-header>
          <text:p text:style-name="P11"><text:span text:style-name="T5">3- Description fonctionnelle et technique</text:span></text:p>
        </text:list-header>
      </text:list>
      <text:p text:style-name="P10"><text:span text:style-name="T5"/></text:p>
      <text:h text:style-name="P8" text:outline-level="2"><text:span text:style-name="T4">Arborescence du site :</text:span></text:h>
      <text:p text:style-name="P13"><text:tab/></text:p>
      <text:p text:style-name="P13"><text:tab/>La page d'accueil du site présentera d'où vient la VR, comment l'utiliser, et un lien vers l'actualité. Etant un site de veille technologique, la plupart du contenu concernera les nouveautés, afin que les visiteurs puisse utilser notre site afin de suivre l'actualité sur notre sujet qui est la Réalité Virtuelle.</text:p>
      <text:h text:style-name="P9" text:outline-level="2"><text:span text:style-name="T4">Description fonctionnelle : </text:span></text:h>
      <text:p text:style-name="P17"><text:span text:style-name="T6"><text:tab/></text:span></text:p>
      <text:p text:style-name="P17"><text:span text:style-name="T6"><text:tab/>Comment dit précédemment, notre site n'a aucun but lucratif, de ce fait, il n'y aura pas de <text:tab/>boutique en ligne. Ne désirant pas que les visiteurs puissent modifier les articles publiés, <text:tab/>nous n'y voyons aucun intérêt d'y intégrer l'option de s'enregistrer sur le site, il sera de même <text:tab/>pour un espace client.</text:span></text:p>
      <text:h text:style-name="P8" text:outline-level="2"><text:soft-page-break/><text:span text:style-name="T4">Informations relatives aux contenus :</text:span></text:h>
      <text:p text:style-name="P15"><text:span text:style-name="T4"/></text:p>
      <text:p text:style-name="P15"><text:span text:style-name="T6"><text:tab/>Notre site sera composé d'articles eux-même composés d'images, de vidéos que nous jugeons pertinentes, et il n'y aura aucun contenu téléchargeable sur le site, puisque nous n'y voyons pas d'intérêt pour ce type de site.</text:span></text:p>
      <text:h text:style-name="P8" text:outline-level="2"><text:span text:style-name="T4"/></text:h>
      <text:h text:style-name="P8" text:outline-level="2"><text:span text:style-name="T4">Contraintes techniques :</text:span></text:h>
      <text:p text:style-name="P13"><text:tab/></text:p>
      <text:p text:style-name="P13"><text:tab/>Comme dit précédemment, notre site devra être compatible avec les mobiles, ainsi que les différents navigateurs de recherche, (Internet Explorer, Mozilla Firefox, Google Chrome, Opera, Microsoft Edge...) Les langages de programmations utilisés seront l'HTML et le CSS, et durant la dernière version, du JavaScript ou bien du C# si ce qu'ils offrent pourrait nous être utile.</text:p>
      <text:p text:style-name="P13"/>
      <text:list xml:id="list3589820602177509899" text:style-name="WWNum1">
        <text:list-header>
          <text:p text:style-name="P6"><text:span text:style-name="T6"/></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2" style:display-name="Heading 2" style:family="paragraph" style:next-style-name="Text_20_body" style:default-outline-level="2" style:class="text">
      <style:paragraph-properties fo:margin-top="0.353cm" fo:margin-bottom="0.353cm" fo:line-height="150%"/>
      <style:text-properties fo:color="#262626" fo:font-size="12pt" fo:font-weight="bold" style:font-size-asian="12pt" style:font-weight-asian="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0M39S</meta:editing-duration>
    <meta:editing-cycles>5</meta:editing-cycles>
    <meta:generator>OpenOffice/4.1.5$Win32 OpenOffice.org_project/415m1$Build-9789</meta:generator>
    <dc:date>2018-11-04T00:28:13.48</dc:date>
    <dc:creator>Clément Noncher</dc:creator>
    <meta:document-statistic meta:table-count="0" meta:image-count="0" meta:object-count="0" meta:page-count="3" meta:paragraph-count="37" meta:word-count="633" meta:character-count="3912"/>
    <meta:user-defined meta:name="Info 1"/>
    <meta:user-defined meta:name="Info 2"/>
    <meta:user-defined meta:name="Info 3"/>
    <meta:user-defined meta:name="Info 4"/>
  </office:meta>
</office:document-meta>
</file>